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style:font-name="Courier New" fo:font-size="10.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cript&gt;</text:p>
      <text:p text:style-name="P2"><text:s text:c="6"/><text:span text:style-name="T1">//=============== Задачі з одновимірними масивами ============================================</text:span></text:p>
      <text:p text:style-name="P2"><text:s text:c="6"/><text:span text:style-name="T1">//=========================================================================================</text:span></text:p>
      <text:p text:style-name="P2"><text:s text:c="6"/><text:span text:style-name="T1">// <text:s text:c="2"/>Дано масив цін. Змінити цей масив так, що на ціни товарів, які більші за 1000 грн. дати 30% знижки.(*0.7)</text:span></text:p>
      <text:p text:style-name="P2"><text:s text:c="6"/><text:span text:style-name="T1">// let arr = [</text:span></text:p>
      <text:p text:style-name="P2"><text:s text:c="6"/><text:span text:style-name="T1">// <text:s text:c="2"/>56, 78, 2332, 23, 122, 4356, 122, 5336, 1211, 3444, 21, 3, 656, 23442,</text:span></text:p>
      <text:p text:style-name="P2"><text:s text:c="6"/><text:span text:style-name="T1">// ]</text:span></text:p>
      <text:p text:style-name="P2"><text:s text:c="6"/><text:span text:style-name="T1">// arr.forEach((price, ind, baseArr) =&gt; {</text:span></text:p>
      <text:p text:style-name="P2"><text:s text:c="6"/><text:span text:style-name="T1">// <text:s text:c="2"/>if (price &gt; 1000) baseArr[ind] *= 0.7</text:span></text:p>
      <text:p text:style-name="P2"><text:s text:c="6"/><text:span text:style-name="T1">// })</text:span></text:p>
      <text:p text:style-name="P3"/>
      <text:p text:style-name="P2"><text:s text:c="6"/><text:span text:style-name="T1">// document.write(arr)</text:span></text:p>
      <text:p text:style-name="P2"><text:s text:c="6"/><text:span text:style-name="T1">//=========================================================================================</text:span></text:p>
      <text:p text:style-name="P2"><text:s text:c="6"/><text:span text:style-name="T1">// <text:s text:c="2"/>Дано масив елементів. Усі елементи, які більші за перший елемент помножити на 2</text:span></text:p>
      <text:p text:style-name="P2"><text:s text:c="6"/><text:span text:style-name="T1">// let arr = [</text:span></text:p>
      <text:p text:style-name="P2"><text:s text:c="6"/><text:span text:style-name="T1">// <text:s text:c="2"/>56, 78, 2332, 23, 122, 4356, 122, 5336, 1211, 3444, 21, 3, 656, 23442,</text:span></text:p>
      <text:p text:style-name="P2"><text:s text:c="6"/><text:span text:style-name="T1">// ]</text:span></text:p>
      <text:p text:style-name="P2"><text:s text:c="6"/><text:span text:style-name="T1">// const firstElement = arr[0]</text:span></text:p>
      <text:p text:style-name="P3"/>
      <text:p text:style-name="P2"><text:s text:c="6"/><text:span text:style-name="T1">// arr.forEach((el, ind, baseArr) =&gt; {</text:span></text:p>
      <text:p text:style-name="P2"><text:s text:c="6"/><text:span text:style-name="T1">// <text:s text:c="2"/>if (el &gt; firstElement) baseArr[ind] *= 2</text:span></text:p>
      <text:p text:style-name="P2"><text:s text:c="6"/><text:span text:style-name="T1">// })</text:span></text:p>
      <text:p text:style-name="P2"><text:s text:c="6"/><text:span text:style-name="T1">// document.write(arr)</text:span></text:p>
      <text:p text:style-name="P3"/>
      <text:p text:style-name="P2"><text:s text:c="6"/><text:span text:style-name="T1">//=========================================================================================</text:span></text:p>
      <text:p text:style-name="P2"><text:s text:c="6"/><text:span text:style-name="T1">// <text:s text:c="2"/>Дано масив номерів авто. Сформувати новий масив тих, які починаються на «А»</text:span></text:p>
      <text:p text:style-name="P2"><text:s text:c="6"/><text:span text:style-name="T1">// const autoList = ['AO2321BC', 'BA3256CC', 'AE3256CC']</text:span></text:p>
      <text:p text:style-name="P2"><text:s text:c="6"/><text:span text:style-name="T1">// let newArr = autoList.filter((num) =&gt; num[0] === 'A')</text:span></text:p>
      <text:p text:style-name="P2"><text:s text:c="6"/><text:span text:style-name="T1">// document.write(newArr)</text:span></text:p>
      <text:p text:style-name="P3"/>
      <text:p text:style-name="P2"><text:s text:c="6"/><text:span text:style-name="T1">//=========================================================================================</text:span></text:p>
      <text:p text:style-name="P2"><text:s text:c="6"/><text:span text:style-name="T1">// <text:s text:c="2"/>Дано масив номерів авто. Сформувати масив з перших літер цих номерів</text:span></text:p>
      <text:p text:style-name="P2"><text:s text:c="6"/><text:span text:style-name="T1">// const autoList = ['AO2321BC', 'BA3256CC', 'AE3256CC']</text:span></text:p>
      <text:p text:style-name="P2"><text:s text:c="6"/><text:span text:style-name="T1">// let newArr = autoList.map((num) =&gt; num[0])</text:span></text:p>
      <text:p text:style-name="P2"><text:s text:c="6"/><text:span text:style-name="T1">// document.write(newArr)</text:span></text:p>
      <text:p text:style-name="P2"><text:s text:c="6"/><text:span text:style-name="T1">//=========================================================================================</text:span></text:p>
      <text:p text:style-name="P3"/>
      <text:p text:style-name="P2"><text:s text:c="6"/><text:span text:style-name="T1">//=========================================================================================</text:span></text:p>
      <text:p text:style-name="P2"><text:soft-page-break/><text:s text:c="6"/><text:span text:style-name="T1">//Задача. Дано випадкові значення виграшів - результати ігрового барабана (від -500 до 500)</text:span></text:p>
      <text:p text:style-name="P2"><text:s text:c="6"/><text:span text:style-name="T1">let scores = [</text:span></text:p>
      <text:p text:style-name="P2"><text:s text:c="8"/><text:span text:style-name="T1">-56, -78, 252, 23, -122, 0, 122, 436, -111, 344, 21, 3, -356, 342,</text:span></text:p>
      <text:p text:style-name="P2"><text:s text:c="6"/><text:span text:style-name="T1">]</text:span></text:p>
      <text:p text:style-name="P2"><text:s text:c="6"/><text:span text:style-name="T1">// Обчислити:</text:span></text:p>
      <text:p text:style-name="P2"><text:s text:c="6"/><text:span text:style-name="T1">// <text:s/>-3) Сформувати масив з виграшних (&gt;0)</text:span></text:p>
      <text:p text:style-name="P2"><text:s text:c="6"/><text:span text:style-name="T1">// let winPrizeList = scores.filter((prize) =&gt; prize &gt; 0)</text:span></text:p>
      <text:p text:style-name="P2"><text:s text:c="6"/><text:span text:style-name="T1">// document.write(winPrizeList)</text:span></text:p>
      <text:p text:style-name="P3"/>
      <text:p text:style-name="P2"><text:s text:c="6"/><text:span text:style-name="T1">// <text:s/>-2) Вивести виграшні значення (&gt;0)</text:span></text:p>
      <text:p text:style-name="P2"><text:s text:c="6"/><text:span text:style-name="T1">// scores.forEach((prize) =&gt; {</text:span></text:p>
      <text:p text:style-name="P2"><text:s text:c="6"/><text:span text:style-name="T1">// <text:s text:c="2"/>if (prize &gt; 0) document.write(`${prize} &lt;br&gt;`)</text:span></text:p>
      <text:p text:style-name="P2"><text:s text:c="6"/><text:span text:style-name="T1">// })</text:span></text:p>
      <text:p text:style-name="P3"/>
      <text:p text:style-name="P2"><text:s text:c="6"/><text:span text:style-name="T1">// <text:s/>-1) Від виграшних значень відняти 20% (*0,8)</text:span></text:p>
      <text:p text:style-name="P2"><text:s text:c="6"/><text:span text:style-name="T1">// scores.forEach((prize, ind, baseArr) =&gt; {</text:span></text:p>
      <text:p text:style-name="P2"><text:s text:c="6"/><text:span text:style-name="T1">// <text:s text:c="2"/>if (prize &gt; 0) baseArr[ind] *= 0.8</text:span></text:p>
      <text:p text:style-name="P2"><text:s text:c="6"/><text:span text:style-name="T1">// })</text:span></text:p>
      <text:p text:style-name="P2"><text:s text:c="6"/><text:span text:style-name="T1">// document.write(scores)</text:span></text:p>
      <text:p text:style-name="P3"/>
      <text:p text:style-name="P2"><text:s text:c="6"/><text:span text:style-name="T1">// <text:s/>0) Сформувати новий, перевівши їх у долари (/ курс_долара)</text:span></text:p>
      <text:p text:style-name="P2"><text:s text:c="6"/><text:span text:style-name="T1">// const courseD = 37</text:span></text:p>
      <text:p text:style-name="P2"><text:s text:c="6"/><text:span text:style-name="T1">// let scoresD = scores.map((prize) =&gt; prize / courseD)</text:span></text:p>
      <text:p text:style-name="P2"><text:s text:c="6"/><text:span text:style-name="T1">// document.write(scoresD)</text:span></text:p>
      <text:p text:style-name="P3"/>
      <text:p text:style-name="P2"><text:s text:c="6"/><text:span text:style-name="T1">// <text:s/>1) Кінцеву виграшну суму (суму усіх елементів)</text:span></text:p>
      <text:p text:style-name="P2"><text:s text:c="6"/><text:span text:style-name="T1">// let totalSum = scores.reduce((prevSum, prize) =&gt; prevSum + prize)</text:span></text:p>
      <text:p text:style-name="P2"><text:s text:c="6"/><text:span text:style-name="T1">// document.write(totalSum)</text:span></text:p>
      <text:p text:style-name="P3"/>
      <text:p text:style-name="P2"><text:s text:c="6"/><text:span text:style-name="T1">// <text:s/>2) Суму тільки виграшних значень (суму більших за 0)</text:span></text:p>
      <text:p text:style-name="P2"><text:s text:c="6"/><text:span text:style-name="T1">// let winPrizeSum = scores.reduce(</text:span></text:p>
      <text:p text:style-name="P2"><text:s text:c="6"/><text:span text:style-name="T1">// <text:s text:c="2"/>(prevSum, prize) =&gt; (prize &gt; 0 ? prevSum + prize : prevSum),</text:span></text:p>
      <text:p text:style-name="P2"><text:s text:c="6"/><text:span text:style-name="T1">// <text:s text:c="2"/>0</text:span></text:p>
      <text:p text:style-name="P2"><text:s text:c="6"/><text:span text:style-name="T1">// )</text:span></text:p>
      <text:p text:style-name="P2"><text:s text:c="6"/><text:span text:style-name="T1">// document.write(winPrizeSum)</text:span></text:p>
      <text:p text:style-name="P3"/>
      <text:p text:style-name="P2"><text:s text:c="6"/><text:span text:style-name="T1">// <text:s/>3) Суму тільки програшних значень (суму менших за 0)</text:span></text:p>
      <text:p text:style-name="P2"><text:s text:c="6"/><text:span text:style-name="T1">// let loosePrizeSum = scores.reduce(</text:span></text:p>
      <text:p text:style-name="P2"><text:s text:c="6"/><text:span text:style-name="T1">// <text:s text:c="2"/>(prevSum, prize) =&gt; (prize &lt; 0 ? prevSum + prize : prevSum),</text:span></text:p>
      <text:p text:style-name="P2"><text:s text:c="6"/><text:span text:style-name="T1">// <text:s text:c="2"/>0</text:span></text:p>
      <text:p text:style-name="P2"><text:s text:c="6"/><text:span text:style-name="T1">// )</text:span></text:p>
      <text:p text:style-name="P2"><text:s text:c="6"/><text:span text:style-name="T1">// document.write(loosePrizeSum)</text:span></text:p>
      <text:p text:style-name="P3"/>
      <text:p text:style-name="P2"><text:s text:c="6"/><text:span text:style-name="T1">// <text:s/>4) Визначити чи був 0</text:span></text:p>
      <text:p text:style-name="P2"><text:s text:c="6"/><text:span text:style-name="T1">// if (scores.includes(0)) document.write('Був')</text:span></text:p>
      <text:p text:style-name="P2"><text:s text:c="6"/><text:span text:style-name="T1">// else document.write('Не був')</text:span></text:p>
      <text:p text:style-name="P3"/>
      <text:p text:style-name="P2"><text:s text:c="6"/><text:span text:style-name="T1">// <text:s/>4.1) Визначити чи був 0. Якщо був, то під яким номером</text:span></text:p>
      <text:p text:style-name="P2"><text:s text:c="6"/><text:span text:style-name="T1">// const ind = scores.indexOf(0)</text:span></text:p>
      <text:p text:style-name="P3"/>
      <text:p text:style-name="P2"><text:s text:c="6"/><text:span text:style-name="T1">// if (ind !== -1) document.write(`Був &lt;br&gt; Index = ${ind}`)</text:span></text:p>
      <text:p text:style-name="P2"><text:s text:c="6"/><text:span text:style-name="T1">// else document.write('Не був')</text:span></text:p>
      <text:p text:style-name="P3"/>
      <text:p text:style-name="P2"><text:s text:c="6"/><text:span text:style-name="T1">// <text:s/>5) Підрахувати кількість нулів</text:span></text:p>
      <text:p text:style-name="P2"><text:s text:c="6"/><text:span text:style-name="T1">// let zeroCount = scores.reduce(</text:span></text:p>
      <text:p text:style-name="P2"><text:s text:c="6"/><text:span text:style-name="T1">// <text:s text:c="2"/>(prevCount, el) =&gt; (el === 0 ? prevCount + 1 : prevCount),</text:span></text:p>
      <text:p text:style-name="P2"><text:soft-page-break/><text:s text:c="6"/><text:span text:style-name="T1">// <text:s text:c="2"/>0</text:span></text:p>
      <text:p text:style-name="P2"><text:s text:c="6"/><text:span text:style-name="T1">// )</text:span></text:p>
      <text:p text:style-name="P2"><text:s text:c="6"/><text:span text:style-name="T1">// document.write(zeroCount)</text:span></text:p>
      <text:p text:style-name="P3"/>
      <text:p text:style-name="P2"><text:s text:c="6"/><text:span text:style-name="T1">// <text:s/>7) Підрахувати кількість значень більших за 100</text:span></text:p>
      <text:p text:style-name="P3"/>
      <text:p text:style-name="P2"><text:s text:c="6"/><text:span text:style-name="T1">// let gr100 = scores.reduce(</text:span></text:p>
      <text:p text:style-name="P2"><text:s text:c="6"/><text:span text:style-name="T1">// <text:s text:c="2"/>(prevCount, el) =&gt; (el &gt; 100 ? prevCount + 1 : prevCount),</text:span></text:p>
      <text:p text:style-name="P2"><text:s text:c="6"/><text:span text:style-name="T1">// <text:s text:c="2"/>0</text:span></text:p>
      <text:p text:style-name="P2"><text:s text:c="6"/><text:span text:style-name="T1">// )</text:span></text:p>
      <text:p text:style-name="P2"><text:s text:c="6"/><text:span text:style-name="T1">// document.write(gr100)</text:span></text:p>
      <text:p text:style-name="P3"/>
      <text:p text:style-name="P2"><text:s text:c="6"/><text:span text:style-name="T1">// <text:s/>10) Сформувати список тих, які були після першого нуля (&lt;0)</text:span></text:p>
      <text:p text:style-name="P2"><text:s text:c="6"/><text:span text:style-name="T1">// let zeroIndex = scores.indexOf(0)</text:span></text:p>
      <text:p text:style-name="P2"><text:s text:c="6"/><text:span text:style-name="T1">// let newScores = scores.slice(zeroIndex + 1)</text:span></text:p>
      <text:p text:style-name="P2"><text:s text:c="6"/><text:span text:style-name="T1">// document.write(newScores)</text:span></text:p>
      <text:p text:style-name="P3"/>
      <text:p text:style-name="P2"><text:s text:c="6"/><text:span text:style-name="T1">// <text:s/>11) Сформувати список тих, які були після останнього нуля (&lt;0)</text:span></text:p>
      <text:p text:style-name="P2"><text:s text:c="6"/><text:span text:style-name="T1">// let lastZero = scores.lastIndexOf(0)</text:span></text:p>
      <text:p text:style-name="P2"><text:s text:c="6"/><text:span text:style-name="T1">// let newScores = scores.slice(lastZero + 1)</text:span></text:p>
      <text:p text:style-name="P2"><text:s text:c="6"/><text:span text:style-name="T1">// document.write(newScores)</text:span></text:p>
      <text:p text:style-name="P3"/>
      <text:p text:style-name="P2"><text:s text:c="6"/><text:span text:style-name="T1">// <text:s/>12) Видалити ті, які є меншими за 20</text:span></text:p>
      <text:p text:style-name="P2"><text:s text:c="6"/><text:span text:style-name="T1">//--- ДУЖЕ ПОГАНО !!!!!</text:span></text:p>
      <text:p text:style-name="P2"><text:s text:c="6"/><text:span text:style-name="T1">// for (let i = 0; i &lt; scores.length; ) {</text:span></text:p>
      <text:p text:style-name="P2"><text:s text:c="6"/><text:span text:style-name="T1">// <text:s text:c="2"/>if(scores[i]&lt;20)</text:span></text:p>
      <text:p text:style-name="P2"><text:s text:c="6"/><text:span text:style-name="T1">// <text:s text:c="4"/>scores.splice(i,1)</text:span></text:p>
      <text:p text:style-name="P2"><text:s text:c="6"/><text:span text:style-name="T1">// <text:s text:c="2"/>else</text:span></text:p>
      <text:p text:style-name="P2"><text:s text:c="6"/><text:span text:style-name="T1">// <text:s text:c="4"/>i++</text:span></text:p>
      <text:p text:style-name="P2"><text:s text:c="6"/><text:span text:style-name="T1">// }</text:span></text:p>
      <text:p text:style-name="P2"><text:s text:c="6"/><text:span text:style-name="T1">// --- <text:s/>Так краще !!!</text:span></text:p>
      <text:p text:style-name="P2"><text:s text:c="6"/><text:span text:style-name="T1">// scores = scores.filter((el) =&gt; el &gt;= 20)</text:span></text:p>
      <text:p text:style-name="P2"><text:s text:c="6"/><text:span text:style-name="T1">// document.write(scores)</text:span></text:p>
      <text:p text:style-name="P3"/>
      <text:p text:style-name="P2"><text:s text:c="6"/><text:span text:style-name="T1">// <text:s/>13) Видалити нулі</text:span></text:p>
      <text:p text:style-name="P2"><text:s text:c="6"/><text:span text:style-name="T1">// scores = scores.filter((el) =&gt; el !== 0)</text:span></text:p>
      <text:p text:style-name="P2"><text:s text:c="6"/><text:span text:style-name="T1">// document.write(scores)</text:span></text:p>
      <text:p text:style-name="P3"/>
      <text:p text:style-name="P2"><text:s text:c="6"/><text:span text:style-name="T1">// <text:s/>14) Видалити перше нульове значення</text:span></text:p>
      <text:p text:style-name="P2"><text:s text:c="6"/><text:span text:style-name="T1">// let indZero = scores.indexOf(1000)</text:span></text:p>
      <text:p text:style-name="P2"><text:s text:c="6"/><text:span text:style-name="T1">// if (indZero !== -1) scores.splice(indZero, 1)</text:span></text:p>
      <text:p text:style-name="P2"><text:s text:c="6"/><text:span text:style-name="T1">// document.write(scores)</text:span></text:p>
      <text:p text:style-name="P2"><text:s text:c="6"/><text:span text:style-name="T1">// <text:s/>15) Упорядквати за зростанням</text:span></text:p>
      <text:p text:style-name="P2"><text:s text:c="6"/><text:span text:style-name="T1">// scores.sort((el1, el2) =&gt; { //функція порівняння двох значень (el1, el2)</text:span></text:p>
      <text:p text:style-name="P2"><text:s text:c="6"/><text:span text:style-name="T1">// <text:s text:c="2"/>if (el1 &gt; el2) return 1</text:span></text:p>
      <text:p text:style-name="P2"><text:s text:c="6"/><text:span text:style-name="T1">// <text:s text:c="2"/>else if (el1 &lt; el2) return -1</text:span></text:p>
      <text:p text:style-name="P2"><text:s text:c="6"/><text:span text:style-name="T1">// <text:s text:c="2"/>else return 0</text:span></text:p>
      <text:p text:style-name="P2"><text:s text:c="6"/><text:span text:style-name="T1">// })</text:span></text:p>
      <text:p text:style-name="P2"><text:s text:c="6"/><text:span text:style-name="T1">//спрощений запис функції порівняння</text:span></text:p>
      <text:p text:style-name="P2"><text:s text:c="6"/><text:span text:style-name="T1">// scores.sort((el1, el2) =&gt; el1 - el2)</text:span></text:p>
      <text:p text:style-name="P2"><text:s text:c="6"/><text:span text:style-name="T1">// document.write(scores)</text:span></text:p>
      <text:p text:style-name="P3"/>
      <text:p text:style-name="P2"><text:s text:c="6"/><text:span text:style-name="T1">// <text:s/>16) Упорядквати за спаданням</text:span></text:p>
      <text:p text:style-name="P2"><text:s text:c="6"/><text:span text:style-name="T1">// scores.sort((el1, el2) =&gt; el2 - el1)</text:span></text:p>
      <text:p text:style-name="P2"><text:s text:c="6"/><text:span text:style-name="T1">// document.write(scores)</text:span></text:p>
      <text:p text:style-name="P3"/>
      <text:p text:style-name="P2"><text:soft-page-break/><text:s text:c="6"/><text:span text:style-name="T1">// <text:s/>17) Упорядкувати так, щоб спочатку були від"ємні (без зміни їх слідування), потім всі інші(без зміни їх слідування)</text:span></text:p>
      <text:p text:style-name="P2"><text:s text:c="6"/><text:span text:style-name="T1">// scores.sort((el1, el2) =&gt; {</text:span></text:p>
      <text:p text:style-name="P2"><text:s text:c="6"/><text:span text:style-name="T1">// <text:s text:c="2"/>if (el1 &lt; 0 &amp;&amp; el2 &gt;= 0) return -1</text:span></text:p>
      <text:p text:style-name="P2"><text:s text:c="6"/><text:span text:style-name="T1">// <text:s text:c="2"/>else if (el1 &gt;= 0 &amp;&amp; el2 &lt; 0) return 1</text:span></text:p>
      <text:p text:style-name="P2"><text:s text:c="6"/><text:span text:style-name="T1">// <text:s text:c="2"/>else return 0</text:span></text:p>
      <text:p text:style-name="P2"><text:s text:c="6"/><text:span text:style-name="T1">// })</text:span></text:p>
      <text:p text:style-name="P2"><text:s text:c="6"/><text:span text:style-name="T1">// document.write(scores)</text:span></text:p>
      <text:p text:style-name="P3"/>
      <text:p text:style-name="P2"><text:s text:c="6"/><text:span text:style-name="T1">// <text:s/>18) Упорядкувати так, щоб спочатку були нулі, потім від"ємні, потім додатні</text:span></text:p>
      <text:p text:style-name="P3"/>
      <text:p text:style-name="P2"><text:s text:c="6"/><text:span text:style-name="T1">// <text:s/>18) Упорядкувати так, щоб спочатку були виграші &gt;200, потім всі інші</text:span></text:p>
      <text:p text:style-name="P2"><text:s text:c="6"/><text:span text:style-name="T1">//-------------------------</text:span></text:p>
      <text:p text:style-name="P2"><text:s text:c="6"/><text:span text:style-name="T1">//Дано упорядкований за зростанням масив цін. Сформувати новий масив, який складається тільки з різних значень</text:span></text:p>
      <text:p text:style-name="P2"><text:s text:c="6"/><text:span text:style-name="T1">// let prices = [67, 89, 89, 89, 76, 90, 90, 122, 122, 122, 900]</text:span></text:p>
      <text:p text:style-name="P2"><text:s text:c="6"/><text:span text:style-name="T1">// let newPrices = prices.filter(</text:span></text:p>
      <text:p text:style-name="P2"><text:s text:c="6"/><text:span text:style-name="T1">// <text:s text:c="2"/>(el, ind, baseArr) =&gt; ind === 0 || baseArr[ind - 1] !== el</text:span></text:p>
      <text:p text:style-name="P2"><text:s text:c="6"/><text:span text:style-name="T1">// )</text:span></text:p>
      <text:p text:style-name="P2"><text:s text:c="6"/><text:span text:style-name="T1">// //---- майбутні колекції ---&gt; <text:s/>let r = new Set(prices)</text:span></text:p>
      <text:p text:style-name="P2"><text:s text:c="6"/><text:span text:style-name="T1">// document.write(newPrices)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Задача. Дано історію цін на цінні папери за деякий період (згенерувати від 1 до 10000)</text:span></text:p>
      <text:p text:style-name="P2"><text:s text:c="6"/><text:span text:style-name="T1">// const daysNum = 30</text:span></text:p>
      <text:p text:style-name="P2"><text:s text:c="6"/><text:span text:style-name="T1">// let prices = new Array(daysNum)</text:span></text:p>
      <text:p text:style-name="P2"><text:s text:c="6"/><text:span text:style-name="T1">// <text:s text:c="2"/>.fill(0)</text:span></text:p>
      <text:p text:style-name="P2"><text:s text:c="6"/><text:span text:style-name="T1">// <text:s text:c="2"/>.map(() =&gt; 1 + Math.floor(Math.random() * 10000))</text:span></text:p>
      <text:p text:style-name="P3"/>
      <text:p text:style-name="P2"><text:s text:c="6"/><text:span text:style-name="T1">// document.write(prices)</text:span></text:p>
      <text:p text:style-name="P2"><text:s text:c="6"/><text:span text:style-name="T1">// 2)Сформувати новий масив, у якому є номери тільки тих, що більші за 1000 грн.</text:span></text:p>
      <text:p text:style-name="P3"/>
      <text:p text:style-name="P2"><text:s text:c="6"/><text:span text:style-name="T1">// 3)Сформувати список з тих цін, які більші за попереднє значення</text:span></text:p>
      <text:p text:style-name="P2"><text:s text:c="6"/><text:span text:style-name="T1">// 5)Підрахувати кількість змін цін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========================================================================</text:span></text:p>
      <text:p text:style-name="P2"><text:s text:c="6"/><text:span text:style-name="T1">//========================================================================</text:span></text:p>
      <text:p text:style-name="P2"><text:s text:c="6"/><text:span text:style-name="T1">//============================БАГАТОВИМІРНІ МАСИВИ =======================================</text:span></text:p>
      <text:p text:style-name="P2"><text:s text:c="6"/><text:span text:style-name="T1">//Задача. Дано прибуток магазину за К тижнів. Знайти загальний прибуток</text:span></text:p>
      <text:p text:style-name="P2"><text:s text:c="6"/><text:span text:style-name="T1">let incomes = [</text:span></text:p>
      <text:p text:style-name="P2"><text:s text:c="8"/><text:span text:style-name="T1">// 0 <text:s/>1 <text:s/>2 <text:s/>3 <text:s/>4 <text:s/>5 <text:s/>6</text:span></text:p>
      <text:p text:style-name="P2"><text:s text:c="8"/><text:span text:style-name="T1">[1, 2, 5, 2, 1, 2, 9], // 0</text:span></text:p>
      <text:p text:style-name="P2"><text:s text:c="8"/><text:span text:style-name="T1">[1, 2, 1, 2, 1, 2, 9], // 1</text:span></text:p>
      <text:p text:style-name="P2"><text:s text:c="8"/><text:span text:style-name="T1">[1, 1, 5, 2, 1, 2, 9], // 2</text:span></text:p>
      <text:p text:style-name="P2"><text:s text:c="8"/><text:span text:style-name="T1">[1, 6, 5, 2, 1, 2, 9], // 3</text:span></text:p>
      <text:p text:style-name="P2"><text:s text:c="8"/><text:span text:style-name="T1">[1, 2, 23, 2, 1, 2, 9], // 4</text:span></text:p>
      <text:p text:style-name="P2"><text:s text:c="8"/><text:span text:style-name="T1">[0, 1, 5, 2, 1, 2, 9], // 5</text:span></text:p>
      <text:p text:style-name="P2"><text:s text:c="8"/><text:span text:style-name="T1">[1, 1, 54, 21, 1, 2, 9], // 6</text:span></text:p>
      <text:p text:style-name="P2"><text:soft-page-break/><text:s text:c="8"/><text:span text:style-name="T1">[14, 11, 54, 21, 1, 2, 9], // 7</text:span></text:p>
      <text:p text:style-name="P2"><text:s text:c="6"/><text:span text:style-name="T1">]</text:span></text:p>
      <text:p text:style-name="P2"><text:s text:c="6"/><text:span text:style-name="T1">//1) ------Загальний прибуток</text:span></text:p>
      <text:p text:style-name="P2"><text:s text:c="6"/><text:span text:style-name="T1">const workingDaysNum = 5</text:span></text:p>
      <text:p text:style-name="P2"><text:s text:c="6"/><text:span text:style-name="T1">// let sum = 0</text:span></text:p>
      <text:p text:style-name="P2"><text:s text:c="6"/><text:span text:style-name="T1">// //як змінюються номери тижнів (рядків)</text:span></text:p>
      <text:p text:style-name="P2"><text:s text:c="6"/><text:span text:style-name="T1">// for (let weekIndex = 0; weekIndex &lt;= 7; weekIndex++) {</text:span></text:p>
      <text:p text:style-name="P2"><text:s text:c="6"/><text:span text:style-name="T1">// <text:s text:c="2"/>//Що треба зробити для кожного тижня</text:span></text:p>
      <text:p text:style-name="P2"><text:s text:c="6"/><text:span text:style-name="T1">// <text:s text:c="2"/>//Як змінюються номери днів (стовпців)</text:span></text:p>
      <text:p text:style-name="P2"><text:s text:c="6"/><text:span text:style-name="T1">// <text:s text:c="2"/>for (let dayIndex = 0; dayIndex &lt;= 6; dayIndex++) {</text:span></text:p>
      <text:p text:style-name="P2"><text:s text:c="6"/><text:span text:style-name="T1">// <text:s text:c="4"/>sum += incomes[weekIndex][dayIndex]</text:span></text:p>
      <text:p text:style-name="P2"><text:s text:c="6"/><text:span text:style-name="T1">// <text:s text:c="2"/>}</text:span></text:p>
      <text:p text:style-name="P2"><text:s text:c="6"/><text:span text:style-name="T1">// }</text:span></text:p>
      <text:p text:style-name="P2"><text:s text:c="6"/><text:span text:style-name="T1">// document.write(sum)</text:span></text:p>
      <text:p text:style-name="P2"><text:s text:c="6"/><text:span text:style-name="T1">// 2) --- Сума за робочі дні</text:span></text:p>
      <text:p text:style-name="P2"><text:s text:c="6"/><text:span text:style-name="T1">// let sum = 0</text:span></text:p>
      <text:p text:style-name="P2"><text:s text:c="6"/><text:span text:style-name="T1">// for (let weekIndex = 0; weekIndex &lt; incomes.length; weekIndex++) {</text:span></text:p>
      <text:p text:style-name="P2"><text:s text:c="6"/><text:span text:style-name="T1">// <text:s text:c="2"/>for (let dayIndex = 0; dayIndex &lt; workingDaysNum; dayIndex++) {</text:span></text:p>
      <text:p text:style-name="P2"><text:s text:c="6"/><text:span text:style-name="T1">// <text:s text:c="4"/>sum += incomes[weekIndex][dayIndex] // sum += incomes[0][0]</text:span></text:p>
      <text:p text:style-name="P2"><text:s text:c="6"/><text:span text:style-name="T1">// <text:s text:c="2"/>}</text:span></text:p>
      <text:p text:style-name="P2"><text:s text:c="6"/><text:span text:style-name="T1">// }</text:span></text:p>
      <text:p text:style-name="P2"><text:s text:c="6"/><text:span text:style-name="T1">// document.write(sum)</text:span></text:p>
      <text:p text:style-name="P2"><text:s text:c="6"/><text:span text:style-name="T1">// 3) за вихідні за тижні з непарними індексами</text:span></text:p>
      <text:p text:style-name="P2"><text:s text:c="6"/><text:span text:style-name="T1">// let sum = 0</text:span></text:p>
      <text:p text:style-name="P2"><text:s text:c="6"/><text:span text:style-name="T1">// for (let weekIndex = 1; weekIndex &lt; incomes.length; weekIndex += 2) {</text:span></text:p>
      <text:p text:style-name="P2"><text:s text:c="6"/><text:span text:style-name="T1">// <text:s text:c="2"/>for (let dayIndex = 5; dayIndex &lt;= 6; dayIndex++) {</text:span></text:p>
      <text:p text:style-name="P2"><text:s text:c="6"/><text:span text:style-name="T1">// <text:s text:c="4"/>sum += incomes[weekIndex][dayIndex] // sum += incomes[0][0]</text:span></text:p>
      <text:p text:style-name="P2"><text:s text:c="6"/><text:span text:style-name="T1">// <text:s text:c="2"/>}</text:span></text:p>
      <text:p text:style-name="P2"><text:s text:c="6"/><text:span text:style-name="T1">// }</text:span></text:p>
      <text:p text:style-name="P2"><text:s text:c="6"/><text:span text:style-name="T1">// document.write(sum)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Задача. Дано кількість відвідувачів кафе протягом року (для кожного місяця за кожен заокруглений тиждень - 4).</text:span></text:p>
      <text:p text:style-name="P2"><text:s text:c="6"/><text:span text:style-name="T1">// Визначити :</text:span></text:p>
      <text:p text:style-name="P2"><text:s text:c="6"/><text:span text:style-name="T1">// 1) загальну кількість відвідувачів;</text:span></text:p>
      <text:p text:style-name="P2"><text:s text:c="6"/><text:span text:style-name="T1">// 2) кількість відвідувачів за літо</text:span></text:p>
      <text:p text:style-name="P2"><text:s text:c="6"/><text:span text:style-name="T1">// 3) кількість відвідувачів за друге півріччя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Задача. Дано зріст учнів у школі (у кожному із класів кількість учнів може бути різною). Знайти :</text:span></text:p>
      <text:p text:style-name="P2"><text:s text:c="6"/><text:span text:style-name="T1">let usersHeignts = [</text:span></text:p>
      <text:p text:style-name="P2"><text:s text:c="8"/><text:span text:style-name="T1">[167, 176, 190, 171, 167], //0</text:span></text:p>
      <text:p text:style-name="P2"><text:s text:c="8"/><text:span text:style-name="T1">[167, 176, 167], //1</text:span></text:p>
      <text:p text:style-name="P2"><text:s text:c="8"/><text:span text:style-name="T1">[167, 176, 190, 171, 167, 145, 134], //2 <text:s text:c="3"/>usersHeignts[2]</text:span></text:p>
      <text:p text:style-name="P2"><text:s text:c="8"/><text:span text:style-name="T1">[167, 176], //3</text:span></text:p>
      <text:p text:style-name="P2"><text:s text:c="6"/><text:span text:style-name="T1">]</text:span></text:p>
      <text:p text:style-name="P2"><text:s text:c="6"/><text:span text:style-name="T1">// // 1)найвищого учня у школі</text:span></text:p>
      <text:p text:style-name="P2"><text:s text:c="6"/><text:span text:style-name="T1">// let maxHeight = -Infinity</text:span></text:p>
      <text:p text:style-name="P2"><text:s text:c="6"/><text:span text:style-name="T1">// for (let rowIndex = 0; rowIndex &lt; usersHeignts.length; rowIndex++) {</text:span></text:p>
      <text:p text:style-name="P2"><text:s text:c="6"/><text:span text:style-name="T1">// <text:s text:c="2"/>for (</text:span></text:p>
      <text:p text:style-name="P2"><text:s text:c="6"/><text:span text:style-name="T1">// <text:s text:c="4"/>let colIndex = 0;</text:span></text:p>
      <text:p text:style-name="P2"><text:s text:c="6"/><text:span text:style-name="T1">// <text:s text:c="4"/>colIndex &lt; usersHeignts[rowIndex].length;</text:span></text:p>
      <text:p text:style-name="P2"><text:s text:c="6"/><text:span text:style-name="T1">// <text:s text:c="4"/>colIndex++</text:span></text:p>
      <text:p text:style-name="P2"><text:soft-page-break/><text:s text:c="6"/><text:span text:style-name="T1">// <text:s text:c="2"/>) {</text:span></text:p>
      <text:p text:style-name="P2"><text:s text:c="6"/><text:span text:style-name="T1">// <text:s text:c="4"/>if (maxHeight &lt; usersHeignts[rowIndex][colIndex])</text:span></text:p>
      <text:p text:style-name="P2"><text:s text:c="6"/><text:span text:style-name="T1">// <text:s text:c="6"/>maxHeight = usersHeignts[rowIndex][colIndex]</text:span></text:p>
      <text:p text:style-name="P2"><text:s text:c="6"/><text:span text:style-name="T1">// <text:s text:c="2"/>}</text:span></text:p>
      <text:p text:style-name="P2"><text:s text:c="6"/><text:span text:style-name="T1">// }</text:span></text:p>
      <text:p text:style-name="P2"><text:s text:c="6"/><text:span text:style-name="T1">// document.write(maxHeight)</text:span></text:p>
      <text:p text:style-name="P3"/>
      <text:p text:style-name="P2"><text:s text:c="6"/><text:span text:style-name="T1">// let maxHeight = Math.max(... usersHeignts.flat(Infinity))</text:span></text:p>
      <text:p text:style-name="P2"><text:s text:c="6"/><text:span text:style-name="T1">let maxHeight = usersHeignts</text:span></text:p>
      <text:p text:style-name="P2"><text:s text:c="8"/><text:span text:style-name="T1">.flat() //[ 167, 176, 190, 171, 167,167, 176, 167, 167, 176, 190, 171, 167, 145, 134, 167, 176 ]</text:span></text:p>
      <text:p text:style-name="P2"><text:s text:c="8"/><text:span text:style-name="T1">.reduce((prevMax, el) =&gt; (el &gt; prevMax ? el : prevMax))</text:span></text:p>
      <text:p text:style-name="P2"><text:s text:c="6"/><text:span text:style-name="T1">document.write(maxHeight)</text:span></text:p>
      <text:p text:style-name="P2"><text:s text:c="6"/><text:span text:style-name="T1">console.log(usersHeignts)</text:span></text:p>
      <text:p text:style-name="P3"/>
      <text:p text:style-name="P2"><text:s text:c="6"/><text:span text:style-name="T1">// 2)найвищого учня у кожному класі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<text:s text:c="2"/>У місті є К шкіл по 11 класів у кожній. Відомі величини зросту учнів. Знайти найвищого учня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<text:s/>Дано величини прибутку від кожного працівника рекламної компанії, що складається з К філіалів.</text:span></text:p>
      <text:p text:style-name="P2"><text:s text:c="6"/><text:span text:style-name="T1">// У кожному філіалі є певна кількість працівників (у кожному філіалі кількість працівників може бути різною).</text:span></text:p>
      <text:p text:style-name="P2"><text:s text:c="6"/><text:span text:style-name="T1">// Знайти загальний прибуток та прибуток у кожному із філіалів.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Задача. Дано покази температур за К тижнів. Сформувати список, що містить тільки додатні покази.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Задача. Дано зріст учнів у К школах. Сформувати список, тільки з тих величин зросту, які більші за 150см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 Дано покази продажу автомобілів компанії за країнами, областями, містами і моделями.</text:span></text:p>
      <text:p text:style-name="P2"><text:s text:c="6"/><text:span text:style-name="T1">// (поки зберігаємо за номерами (номер країни, номер області, номер міста, номер моделі) як 4-вимірний масив)</text:span></text:p>
      <text:p text:style-name="P2"><text:s text:c="6"/><text:span text:style-name="T1">// Знайти:</text:span></text:p>
      <text:p text:style-name="P2"><text:s text:c="6"/><text:span text:style-name="T1">// 1) загальну кількість проданих авто</text:span></text:p>
      <text:p text:style-name="P2"><text:s text:c="6"/><text:span text:style-name="T1">// 2) загальну кількість проданих моделей кожного виду</text:span></text:p>
      <text:p text:style-name="P2"><text:s text:c="6"/><text:span text:style-name="T1">// 3) загальну кількість проданих авто у кожній із країн</text:span></text:p>
      <text:p text:style-name="P2"><text:s text:c="6"/><text:span text:style-name="T1">// 4) загальну кількість проданих моделей у кожному із міст</text:span></text:p>
      <text:p text:style-name="P3"/>
      <text:p text:style-name="P2"><text:s text:c="6"/><text:span text:style-name="T1">//========================================================================</text:span></text:p>
      <text:p text:style-name="P2"><text:s text:c="6"/><text:span text:style-name="T1">//2) -----</text:span></text:p>
      <text:p text:style-name="P2"><text:s text:c="4"/><text:span text:style-name="T1">&lt;/scrip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6:05:40.739619022</meta:creation-date>
    <dc:date>2023-07-14T16:06:22.523840855</dc:date>
    <meta:editing-duration>PT4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6" meta:paragraph-count="252" meta:word-count="1533" meta:character-count="12094" meta:non-whitespace-character-count="9122"/>
  </office:meta>
</office:document-meta>
</file>